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7.918cm"/>
    </style:style>
    <style:style style:name="co2" style:family="table-column">
      <style:table-column-properties fo:break-before="auto" style:column-width="3.233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table-cell table:style-name="pd1" office:value-type="string" calcext:value-type="string">
            <text:p>Demanda</text:p>
          </table:table-cell>
          <table:table-cell office:value-type="string" calcext:value-type="string">
            <text:p>Categoria</text:p>
          </table:table-cell>
        </table:table-row>
        <table:table-row table:style-name="ro1">
          <table:table-cell office:value-type="string" calcext:value-type="string">
            <text:p>Fiz uma solicitação de indenização para reparos na minha fachada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parede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Meu imóvel sofreu danos estruturais devido a enxurrada.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Meu imóvel sofreu danos estruturais devido a chuvas fortes.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queda de árvore. Por favor, esclareçam essa questão.</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curto-circuito. Por favor, esclareçam essa questão.</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curto-circuito. Como devo proceder?</text:p>
          </table:table-cell>
          <table:table-cell office:value-type="string" calcext:value-type="string">
            <text:p>Seguro de Danos</text:p>
          </table:table-cell>
        </table:table-row>
        <table:table-row table:style-name="ro1">
          <table:table-cell office:value-type="string" calcext:value-type="string">
            <text:p>Recentemente tive problemas com o parede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Minha apólice 123 cobre danos por água? Tenho dúvidas e gostaria de receber orientações para saber se estou amparado.</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Recentemente tive problemas com o parede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Minha apólice 123 cobre danos elétricos? Tenho dúvidas e gostaria de receber orientações para saber se estou amparado.</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curto-circuito. Por favor, esclareçam essa questão.</text:p>
          </table:table-cell>
          <table:table-cell office:value-type="string" calcext:value-type="string">
            <text:p>Seguro de Danos</text:p>
          </table:table-cell>
        </table:table-row>
        <table:table-row table:style-name="ro1">
          <table:table-cell office:value-type="string" calcext:value-type="string">
            <text:p>Meu imóvel sofreu danos estruturais devido a chuvas fortes.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Recentemente tive problemas com o telhado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veículo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alagamanto. Como devo proceder?</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veículo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telhado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Recentemente tive problemas com o fachada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alagamanto. Como devo proceder?</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Meu imóvel sofreu danos estruturais devido a enxurrada.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Minha apólice 123 cobre danos por água? Tenho dúvidas e gostaria de receber orientações para saber se estou amparado.</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fachada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Após sofrer queda de árvore,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telhado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curto-circuito. Como devo proceder?</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queda de árvore. Como devo proceder?</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veículo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queda de árvore. Por favor, esclareçam essa questão.</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eletrodoméstico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curto-circuito. Como devo proceder?</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fachada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alagamanto. Por favor, esclareçam essa questão.</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roubo. Por favor, esclareçam essa questão.</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alagamanto. Por favor, esclareçam essa questão.</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parede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Minha apólice 123 cobre danos elétricos? Tenho dúvidas e gostaria de receber orientações para saber se estou amparado.</text:p>
          </table:table-cell>
          <table:table-cell office:value-type="string" calcext:value-type="string">
            <text:p>Seguro de Danos</text:p>
          </table:table-cell>
        </table:table-row>
        <table:table-row table:style-name="ro1">
          <table:table-cell office:value-type="string" calcext:value-type="string">
            <text:p>Meu imóvel sofreu danos estruturais devido a chuvas fortes.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Após sofrer incêndi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roubo. Por favor, esclareçam essa questão.</text:p>
          </table:table-cell>
          <table:table-cell office:value-type="string" calcext:value-type="string">
            <text:p>Seguro de Danos</text:p>
          </table:table-cell>
        </table:table-row>
        <table:table-row table:style-name="ro1">
          <table:table-cell office:value-type="string" calcext:value-type="string">
            <text:p>Após sofrer roub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Meu imóvel sofreu danos estruturais devido a enxurrada.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alagamanto. Por favor, esclareçam essa questão.</text:p>
          </table:table-cell>
          <table:table-cell office:value-type="string" calcext:value-type="string">
            <text:p>Seguro de Danos</text:p>
          </table:table-cell>
        </table:table-row>
        <table:table-row table:style-name="ro1">
          <table:table-cell office:value-type="string" calcext:value-type="string">
            <text:p>Minha apólice 123 cobre danos elétricos? Tenho dúvidas e gostaria de receber orientações para saber se estou amparado.</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Após sofrer queda de árvore,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Meu imóvel sofreu danos estruturais devido a ventania.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incêndio. Por favor, esclareçam essa questão.</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parede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Recentemente tive problemas com o fachada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Meu imóvel sofreu danos estruturais devido a granizo.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Recentemente tive problemas com o eletrodoméstico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Meu imóvel sofreu danos estruturais devido a deslizamento.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Após sofrer alagamant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incêndio. Por favor, esclareçam essa questão.</text:p>
          </table:table-cell>
          <table:table-cell office:value-type="string" calcext:value-type="string">
            <text:p>Seguro de Danos</text:p>
          </table:table-cell>
        </table:table-row>
        <table:table-row table:style-name="ro1">
          <table:table-cell office:value-type="string" calcext:value-type="string">
            <text:p>Meu imóvel sofreu danos estruturais devido a enxurrada.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Minha apólice 123 cobre danos estéticos? Tenho dúvidas e gostaria de receber orientações para saber se estou amparado.</text:p>
          </table:table-cell>
          <table:table-cell office:value-type="string" calcext:value-type="string">
            <text:p>Seguro de Danos</text:p>
          </table:table-cell>
        </table:table-row>
        <table:table-row table:style-name="ro1">
          <table:table-cell office:value-type="string" calcext:value-type="string">
            <text:p>Após sofrer roub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curto-circuito. Por favor, esclareçam essa questão.</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Meu imóvel sofreu danos estruturais devido a enxurrada.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Após sofrer alagamant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alagamanto. Por favor, esclareçam essa questão.</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curto-circuito. Por favor, esclareçam essa questão.</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Meu imóvel sofreu danos estruturais devido a ventania.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eletrodoméstico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incêndio. Como devo proceder?</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queda de árvore. Como devo proceder?</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alagamanto. Como devo proceder?</text:p>
          </table:table-cell>
          <table:table-cell office:value-type="string" calcext:value-type="string">
            <text:p>Seguro de Danos</text:p>
          </table:table-cell>
        </table:table-row>
        <table:table-row table:style-name="ro1">
          <table:table-cell office:value-type="string" calcext:value-type="string">
            <text:p>Recentemente tive problemas com o parede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Meu imóvel sofreu danos estruturais devido a enxurrada.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Após sofrer queda de árvore,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queda de árvore. Por favor, esclareçam essa questão.</text:p>
          </table:table-cell>
          <table:table-cell office:value-type="string" calcext:value-type="string">
            <text:p>Seguro de Danos</text:p>
          </table:table-cell>
        </table:table-row>
        <table:table-row table:style-name="ro1">
          <table:table-cell office:value-type="string" calcext:value-type="string">
            <text:p>Recentemente tive problemas com o fachada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Recentemente tive problemas com o eletrodoméstico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Meu imóvel sofreu danos estruturais devido a chuvas fortes.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curto-circuito. Por favor, esclareçam essa questão.</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Minha apólice 123 cobre danos estéticos? Tenho dúvidas e gostaria de receber orientações para saber se estou amparado.</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parede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Após sofrer curto-circuit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telhado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Meu imóvel sofreu danos estruturais devido a deslizamento.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curto-circuito. Por favor, esclareçam essa questão.</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Meu imóvel sofreu danos estruturais devido a ventania.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Meu imóvel sofreu danos estruturais devido a ventania.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Minha apólice 123 cobre danos estéticos? Tenho dúvidas e gostaria de receber orientações para saber se estou amparado.</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roubo. Por favor, esclareçam essa questão.</text:p>
          </table:table-cell>
          <table:table-cell office:value-type="string" calcext:value-type="string">
            <text:p>Seguro de Danos</text:p>
          </table:table-cell>
        </table:table-row>
        <table:table-row table:style-name="ro1">
          <table:table-cell office:value-type="string" calcext:value-type="string">
            <text:p>Meu imóvel sofreu danos estruturais devido a enxurrada.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Recentemente tive problemas com o veículo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curto-circuito. Por favor, esclareçam essa questão.</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roubo. Como devo proceder?</text:p>
          </table:table-cell>
          <table:table-cell office:value-type="string" calcext:value-type="string">
            <text:p>Seguro de Danos</text:p>
          </table:table-cell>
        </table:table-row>
        <table:table-row table:style-name="ro1">
          <table:table-cell office:value-type="string" calcext:value-type="string">
            <text:p>Após sofrer incêndi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curto-circuito. Como devo proceder?</text:p>
          </table:table-cell>
          <table:table-cell office:value-type="string" calcext:value-type="string">
            <text:p>Seguro de Danos</text:p>
          </table:table-cell>
        </table:table-row>
        <table:table-row table:style-name="ro1">
          <table:table-cell office:value-type="string" calcext:value-type="string">
            <text:p>Meu imóvel sofreu danos estruturais devido a deslizamento.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Recentemente tive problemas com o telhado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Minha apólice 123 cobre danos por água? Tenho dúvidas e gostaria de receber orientações para saber se estou amparado.</text:p>
          </table:table-cell>
          <table:table-cell office:value-type="string" calcext:value-type="string">
            <text:p>Seguro de Danos</text:p>
          </table:table-cell>
        </table:table-row>
        <table:table-row table:style-name="ro1">
          <table:table-cell office:value-type="string" calcext:value-type="string">
            <text:p>Após sofrer roub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incêndio. Por favor, esclareçam essa questão.</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curto-circuito. Por favor, esclareçam essa questão.</text:p>
          </table:table-cell>
          <table:table-cell office:value-type="string" calcext:value-type="string">
            <text:p>Seguro de Danos</text:p>
          </table:table-cell>
        </table:table-row>
        <table:table-row table:style-name="ro1">
          <table:table-cell office:value-type="string" calcext:value-type="string">
            <text:p>Meu imóvel sofreu danos estruturais devido a enxurrada.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Após sofrer alagamant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parede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alagamanto. Por favor, esclareçam essa questão.</text:p>
          </table:table-cell>
          <table:table-cell office:value-type="string" calcext:value-type="string">
            <text:p>Seguro de Danos</text:p>
          </table:table-cell>
        </table:table-row>
        <table:table-row table:style-name="ro1">
          <table:table-cell office:value-type="string" calcext:value-type="string">
            <text:p>Após sofrer alagamant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Meu imóvel sofreu danos estruturais devido a enxurrada.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Meu imóvel sofreu danos estruturais devido a enxurrada.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Após sofrer incêndi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Recentemente tive problemas com o veículo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Meu imóvel sofreu danos estruturais devido a granizo.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Minha apólice 123 cobre danos estéticos? Tenho dúvidas e gostaria de receber orientações para saber se estou amparado.</text:p>
          </table:table-cell>
          <table:table-cell office:value-type="string" calcext:value-type="string">
            <text:p>Seguro de Danos</text:p>
          </table:table-cell>
        </table:table-row>
        <table:table-row table:style-name="ro1">
          <table:table-cell office:value-type="string" calcext:value-type="string">
            <text:p>Recentemente tive problemas com o fachada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incêndio. Por favor, esclareçam essa questão.</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alagamanto. Por favor, esclareçam essa questão.</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telhado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Recentemente tive problemas com o veículo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Após sofrer queda de árvore,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Após sofrer roub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Minha apólice 123 cobre danos por água? Tenho dúvidas e gostaria de receber orientações para saber se estou amparado.</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alagamanto. Como devo proceder?</text:p>
          </table:table-cell>
          <table:table-cell office:value-type="string" calcext:value-type="string">
            <text:p>Seguro de Danos</text:p>
          </table:table-cell>
        </table:table-row>
        <table:table-row table:style-name="ro1">
          <table:table-cell office:value-type="string" calcext:value-type="string">
            <text:p>Minha apólice 123 cobre danos elétricos? Tenho dúvidas e gostaria de receber orientações para saber se estou amparado.</text:p>
          </table:table-cell>
          <table:table-cell office:value-type="string" calcext:value-type="string">
            <text:p>Seguro de Danos</text:p>
          </table:table-cell>
        </table:table-row>
        <table:table-row table:style-name="ro1">
          <table:table-cell office:value-type="string" calcext:value-type="string">
            <text:p>Após sofrer queda de árvore,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Após sofrer roub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incêndio. Por favor, esclareçam essa questão.</text:p>
          </table:table-cell>
          <table:table-cell office:value-type="string" calcext:value-type="string">
            <text:p>Seguro de Danos</text:p>
          </table:table-cell>
        </table:table-row>
        <table:table-row table:style-name="ro1">
          <table:table-cell office:value-type="string" calcext:value-type="string">
            <text:p>Recentemente tive problemas com o parede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incêndio. Por favor, esclareçam essa questão.</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curto-circuito. Por favor, esclareçam essa questão.</text:p>
          </table:table-cell>
          <table:table-cell office:value-type="string" calcext:value-type="string">
            <text:p>Seguro de Danos</text:p>
          </table:table-cell>
        </table:table-row>
        <table:table-row table:style-name="ro1">
          <table:table-cell office:value-type="string" calcext:value-type="string">
            <text:p>Meu imóvel sofreu danos estruturais devido a enxurrada.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curto-circuito. Como devo proceder?</text:p>
          </table:table-cell>
          <table:table-cell office:value-type="string" calcext:value-type="string">
            <text:p>Seguro de Danos</text:p>
          </table:table-cell>
        </table:table-row>
        <table:table-row table:style-name="ro1">
          <table:table-cell office:value-type="string" calcext:value-type="string">
            <text:p>Após sofrer alagamant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Após sofrer curto-circuit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Recentemente tive problemas com o veículo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Recentemente tive problemas com o veículo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Após sofrer curto-circuit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Recentemente tive problemas com o parede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Meu imóvel sofreu danos estruturais devido a granizo.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alagamanto. Por favor, esclareçam essa questão.</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eletrodoméstico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curto-circuito. Como devo proceder?</text:p>
          </table:table-cell>
          <table:table-cell office:value-type="string" calcext:value-type="string">
            <text:p>Seguro de Danos</text:p>
          </table:table-cell>
        </table:table-row>
        <table:table-row table:style-name="ro1">
          <table:table-cell office:value-type="string" calcext:value-type="string">
            <text:p>Após sofrer roub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incêndio. Por favor, esclareçam essa questão.</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Recentemente tive problemas com o fachada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Após sofrer alagamant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Após sofrer curto-circuit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queda de árvore. Como devo proceder?</text:p>
          </table:table-cell>
          <table:table-cell office:value-type="string" calcext:value-type="string">
            <text:p>Seguro de Danos</text:p>
          </table:table-cell>
        </table:table-row>
        <table:table-row table:style-name="ro1">
          <table:table-cell office:value-type="string" calcext:value-type="string">
            <text:p>Meu imóvel sofreu danos estruturais devido a ventania.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eletrodoméstico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alagamanto. Como devo proceder?</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curto-circuito. Como devo proceder?</text:p>
          </table:table-cell>
          <table:table-cell office:value-type="string" calcext:value-type="string">
            <text:p>Seguro de Danos</text:p>
          </table:table-cell>
        </table:table-row>
        <table:table-row table:style-name="ro1">
          <table:table-cell office:value-type="string" calcext:value-type="string">
            <text:p>Após sofrer curto-circuit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fachada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queda de árvore. Por favor, esclareçam essa questão.</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roubo. Por favor, esclareçam essa questão.</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roubo. Por favor, esclareçam essa questão.</text:p>
          </table:table-cell>
          <table:table-cell office:value-type="string" calcext:value-type="string">
            <text:p>Seguro de Danos</text:p>
          </table:table-cell>
        </table:table-row>
        <table:table-row table:style-name="ro1">
          <table:table-cell office:value-type="string" calcext:value-type="string">
            <text:p>Recentemente tive problemas com o fachada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Meu imóvel sofreu danos estruturais devido a ventania.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Meu imóvel sofreu danos estruturais devido a deslizamento.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Após sofrer curto-circuit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incêndio. Por favor, esclareçam essa questão.</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incêndio. Como devo proceder?</text:p>
          </table:table-cell>
          <table:table-cell office:value-type="string" calcext:value-type="string">
            <text:p>Seguro de Danos</text:p>
          </table:table-cell>
        </table:table-row>
        <table:table-row table:style-name="ro1">
          <table:table-cell office:value-type="string" calcext:value-type="string">
            <text:p>Após sofrer incêndi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Após sofrer alagamant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Minha apólice 123 cobre danos estéticos? Tenho dúvidas e gostaria de receber orientações para saber se estou amparado.</text:p>
          </table:table-cell>
          <table:table-cell office:value-type="string" calcext:value-type="string">
            <text:p>Seguro de Danos</text:p>
          </table:table-cell>
        </table:table-row>
        <table:table-row table:style-name="ro1">
          <table:table-cell office:value-type="string" calcext:value-type="string">
            <text:p>Recentemente tive problemas com o eletrodoméstico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Após sofrer queda de árvore,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Meu imóvel sofreu danos estruturais devido a granizo.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Após sofrer alagamant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alagamanto. Como devo proceder?</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veículo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eletrodoméstico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alagamanto. Por favor, esclareçam essa questão.</text:p>
          </table:table-cell>
          <table:table-cell office:value-type="string" calcext:value-type="string">
            <text:p>Seguro de Danos</text:p>
          </table:table-cell>
        </table:table-row>
        <table:table-row table:style-name="ro1">
          <table:table-cell office:value-type="string" calcext:value-type="string">
            <text:p>Recentemente tive problemas com o veículo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Meu imóvel sofreu danos estruturais devido a deslizamento.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Após sofrer alagamant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Recentemente tive problemas com o fachada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Recentemente tive problemas com o eletrodoméstico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Meu imóvel sofreu danos estruturais devido a enxurrada.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alagamanto. Como devo proceder?</text:p>
          </table:table-cell>
          <table:table-cell office:value-type="string" calcext:value-type="string">
            <text:p>Seguro de Danos</text:p>
          </table:table-cell>
        </table:table-row>
        <table:table-row table:style-name="ro1">
          <table:table-cell office:value-type="string" calcext:value-type="string">
            <text:p>Após sofrer queda de árvore,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alagamanto. Como devo proceder?</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telhado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Minha apólice 123 cobre danos por água? Tenho dúvidas e gostaria de receber orientações para saber se estou amparado.</text:p>
          </table:table-cell>
          <table:table-cell office:value-type="string" calcext:value-type="string">
            <text:p>Seguro de Danos</text:p>
          </table:table-cell>
        </table:table-row>
        <table:table-row table:style-name="ro1">
          <table:table-cell office:value-type="string" calcext:value-type="string">
            <text:p>Recentemente tive problemas com o fachada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telhado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roubo. Como devo proceder?</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Minha apólice 123 cobre danos por água? Tenho dúvidas e gostaria de receber orientações para saber se estou amparado.</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parede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Após sofrer roub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Recentemente tive problemas com o eletrodoméstico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Meu imóvel sofreu danos estruturais devido a deslizamento.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curto-circuito. Por favor, esclareçam essa questão.</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telhado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Após sofrer roub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Meu imóvel sofreu danos estruturais devido a deslizamento.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fachada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alagamanto. Por favor, esclareçam essa questão.</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queda de árvore. Como devo proceder?</text:p>
          </table:table-cell>
          <table:table-cell office:value-type="string" calcext:value-type="string">
            <text:p>Seguro de Danos</text:p>
          </table:table-cell>
        </table:table-row>
        <table:table-row table:style-name="ro1">
          <table:table-cell office:value-type="string" calcext:value-type="string">
            <text:p>Meu imóvel sofreu danos estruturais devido a granizo.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alagamanto. Por favor, esclareçam essa questão.</text:p>
          </table:table-cell>
          <table:table-cell office:value-type="string" calcext:value-type="string">
            <text:p>Seguro de Danos</text:p>
          </table:table-cell>
        </table:table-row>
        <table:table-row table:style-name="ro1">
          <table:table-cell office:value-type="string" calcext:value-type="string">
            <text:p>Minha apólice 123 cobre danos por água? Tenho dúvidas e gostaria de receber orientações para saber se estou amparado.</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roubo. Por favor, esclareçam essa questão.</text:p>
          </table:table-cell>
          <table:table-cell office:value-type="string" calcext:value-type="string">
            <text:p>Seguro de Danos</text:p>
          </table:table-cell>
        </table:table-row>
        <table:table-row table:style-name="ro1">
          <table:table-cell office:value-type="string" calcext:value-type="string">
            <text:p>Recentemente tive problemas com o telhado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fachada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Meu imóvel sofreu danos estruturais devido a enxurrada. A seguradora se recusou a cobrir, alegando que o evento não está especificado na apólice 123.</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curto-circuito. Como devo proceder?</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veículo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Minha apólice 123 cobre danos elétricos? Tenho dúvidas e gostaria de receber orientações para saber se estou amparado.</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veículo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fachada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queda de árvore. Como devo proceder?</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roubo. Como devo proceder?</text:p>
          </table:table-cell>
          <table:table-cell office:value-type="string" calcext:value-type="string">
            <text:p>Seguro de Danos</text:p>
          </table:table-cell>
        </table:table-row>
        <table:table-row table:style-name="ro1">
          <table:table-cell office:value-type="string" calcext:value-type="string">
            <text:p>Minha apólice 123 cobre danos por água? Tenho dúvidas e gostaria de receber orientações para saber se estou amparado.</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Após sofrer incêndi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incêndio. Como devo proceder?</text:p>
          </table:table-cell>
          <table:table-cell office:value-type="string" calcext:value-type="string">
            <text:p>Seguro de Danos</text:p>
          </table:table-cell>
        </table:table-row>
        <table:table-row table:style-name="ro1">
          <table:table-cell office:value-type="string" calcext:value-type="string">
            <text:p>Gostaria de solicitar a alteração da apólice número 123 para incluir cobertura contra curto-circuito. Como devo proceder?</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parede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Após sofrer incêndi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veículo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parede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Ao revisar as cláusulas do contrato de seguro da apólice 123, encontrei uma divergência na cobertura de roubo. Por favor, esclareçam essa questão.</text:p>
          </table:table-cell>
          <table:table-cell office:value-type="string" calcext:value-type="string">
            <text:p>Seguro de Danos</text:p>
          </table:table-cell>
        </table:table-row>
        <table:table-row table:style-name="ro1">
          <table:table-cell office:value-type="string" calcext:value-type="string">
            <text:p>Após sofrer roub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Recentemente tive problemas com o fachada e acionei meu seguro. A seguradora informou que o dano não estava coberto, mas não concordo com a avaliação. Preciso de uma nova análise.</text:p>
          </table:table-cell>
          <table:table-cell office:value-type="string" calcext:value-type="string">
            <text:p>Seguro de Danos</text:p>
          </table:table-cell>
        </table:table-row>
        <table:table-row table:style-name="ro1">
          <table:table-cell office:value-type="string" calcext:value-type="string">
            <text:p>Preciso incluir um novo bem na apólice 123, mas não encontrei informações claras sobre o procedimento necessário.</text:p>
          </table:table-cell>
          <table:table-cell office:value-type="string" calcext:value-type="string">
            <text:p>Seguro de Danos</text:p>
          </table:table-cell>
        </table:table-row>
        <table:table-row table:style-name="ro1">
          <table:table-cell office:value-type="string" calcext:value-type="string">
            <text:p>Recebi uma notificação de que minha apólice 123 está em renovação automática. Quais são as condições dessa renovação e o que muda na cobertura?</text:p>
          </table:table-cell>
          <table:table-cell office:value-type="string" calcext:value-type="string">
            <text:p>Seguro de Danos</text:p>
          </table:table-cell>
        </table:table-row>
        <table:table-row table:style-name="ro1">
          <table:table-cell office:value-type="string" calcext:value-type="string">
            <text:p>Gostaria de entender como é feita a atualização do valor segurado na apólice 123. O montante parece desatualizado em relação aos preços atuais de mercado.</text:p>
          </table:table-cell>
          <table:table-cell office:value-type="string" calcext:value-type="string">
            <text:p>Seguro de Danos</text:p>
          </table:table-cell>
        </table:table-row>
        <table:table-row table:style-name="ro1">
          <table:table-cell office:value-type="string" calcext:value-type="string">
            <text:p>Fiz uma solicitação de indenização para reparos na minha fachada danificada, mas o valor foi inferior ao contratado. Gostaria de entender o motivo dessa diferença.</text:p>
          </table:table-cell>
          <table:table-cell office:value-type="string" calcext:value-type="string">
            <text:p>Seguro de Danos</text:p>
          </table:table-cell>
        </table:table-row>
        <table:table-row table:style-name="ro1">
          <table:table-cell office:value-type="string" calcext:value-type="string">
            <text:p>Após sofrer roubo, enviei toda a documentação para a seguradora, mas até o momento não obtive retorno. Podem me informar o status?</text:p>
          </table:table-cell>
          <table:table-cell office:value-type="string" calcext:value-type="string">
            <text:p>Seguro de Danos</text:p>
          </table:table-cell>
        </table:table-row>
        <table:table-row table:style-name="ro1">
          <table:table-cell office:value-type="string" calcext:value-type="string">
            <text:p>Apólice: 3333, Aviso: 333333, SINISTRO: C 33 33 33333, Tipo Ocorrência: INCÊNDIO, RAMO: HABITACIONAL - DEMAIS COBERTURAS 33/33/3333 Oficialmente a seguradora confirma o pagamento Nro 33333 programado para 33/33/3333 no valor de <text:s/>R$ 333.333,33 - BENEFICIÁRIO: XS3 SEGUROS S.A.. DADOS BANCÁRIOS: Banco CAIXA ECONÔMICA FEDERAL - Agência 3333 - - Conta 333 - 3Como Proprietária do imóvel que sofreu os danos, preciso saber do relatório do que representa os itens indenizado. Os 333 mil representa estoque, estrutura, serviço, matéria prima, ? Eu entreguei uma listagem detalhada de todas as perdas e danos, preciso ter a mesma transparência na informação dos danos reembolsados, e entender como promoveram o calculo que soma os 333 mil.Uma vez que os danos somam um valor bem superior (orçamento inicial ultrapassa 333 mil reais) ao promovido pagamento (apenas 333 mil). Aberto pedido aos analistas dia 33/33/3333 (atendimento 3333333), 33/33/3333 (atendimento 3333333), 33/33/3333 (atendimento 3333333), 33/33/3333 (atendimento 3333333), 33/33/3333 (atendimento 3333333). Tive apenas a seguinte informação da gerencia da Caixa Econômica:Áureo +33 33 3333-3333Boa tarde Aline, No SIGA não consta relação discriminando itens indenizados, consta apenas os valores globais dos seguintes itens:- Danos físicos, na estrutura do imóvel;- Danos aos materiais da obra/construção.Aguardo com urgência uma orientação dos danos reembolsados, com detalhes. Hoje não tenho transparência. <text:s/>Da mesma forma que tive que promover o orçamentos apresentado preciso saber diante do que devo executar com os 333 mil. </text:p>
          </table:table-cell>
          <table:table-cell office:value-type="string" calcext:value-type="string">
            <text:p>Seguro de Danos</text:p>
          </table:table-cell>
        </table:table-row>
        <table:table-row table:style-name="ro1">
          <table:table-cell office:value-type="string" calcext:value-type="string">
            <text:p>Boa tarde,como o site da Susep não reconhece nenhuma seguradora, Necessito em saber se o produto seguro residencial arrolado está credenciado/autorizado pela SUSEP.3) HDI seguro residencial;3) Porto seguro seguro residencial;3) Seguros unimend seguro residencial;3) Tokio Marine seguro residencial.Att</text:p>
          </table:table-cell>
          <table:table-cell office:value-type="string" calcext:value-type="string">
            <text:p>Seguro de Danos</text:p>
          </table:table-cell>
        </table:table-row>
        <table:table-row table:style-name="ro1">
          <table:table-cell office:value-type="string" calcext:value-type="string">
            <text:p>Ola,No dia 33/33 entrei em contato pela primeira vez com a Mastercard sobre um seguro de bagagem atrasada, depois de enviar toda a documentação exigida, foi me informado a mensagem em seguida, porem não foi realizado o pagamento até hoje. Sendo que toda a documentação com os dados bancários foram preenchidos corretamente e com letras legíveis. Inclusive os dados foram confirmados pela atendente da MasterdCard. Eles estão agindo de má fé e enrolando o pagamento que estou precisando com muita urgência. Já me causaram danos morais. A situação da sua reclamação é a seguinte:NÚMERO DE CONFIRMAÇÃOA33333333STATUS DA REIVINDICAÇÃOBagagem Atrasada / Proteção de Bagagem Atrasada Status: PagoComentário: Pago $333.33 à Portador de cartão em 33 de Julho de 3333 3:33:33 AM.</text:p>
          </table:table-cell>
          <table:table-cell office:value-type="string" calcext:value-type="string">
            <text:p>Seguro de Danos</text:p>
          </table:table-cell>
        </table:table-row>
        <table:table-row table:style-name="ro1">
          <table:table-cell office:value-type="string" calcext:value-type="string">
            <text:p>Solicitei o serviço limpeza de ar split (constante na lista de coberturas) e a empresa foi limpar somente os filtros com água da torneira, coisa que eu mesmo faria. Questionado, o prestador disse que é o que o Bradesco os paga pra fazer no caso de limpeza. Sesonesta regra que não está descrita nem no contrato nem em documento interno da empresa.Se você faz um plano odontológico que cobre limpeza, e você vai ao dentista fazê-la, e lá escovam seus dentes com uma escova convencional e um creme dental convencional da mesma forma (ou melhor) que você pode fazer em casa... A seguradora foi no mínimo desonesta com você, certo?</text:p>
          </table:table-cell>
          <table:table-cell office:value-type="string" calcext:value-type="string">
            <text:p>Seguro de Danos</text:p>
          </table:table-cell>
        </table:table-row>
        <table:table-row table:style-name="ro1">
          <table:table-cell office:value-type="string" calcext:value-type="string">
            <text:p>Foi contratado um seguro residencial, na loja MAGAZINE LUIZA, da seguradora CARDIF DO BRASIL, oito ou nove meses depois, precisei do seguro entrei em contato disseram o que era para ser feito, falei que nao tinha nf pq era presente de casamento ( mencionei na hora de contratar e depois para acionar o sinistro, disseram que tudo bem e que uma carta de proprio punho era suficiente, paguei 333 reais, para fazer o laudo, e agora estão falando que sem a nf e se nao estiver no meu nome não vão pagar. tenho o contrato em mãos e isso não diz em lugar algum.</text:p>
          </table:table-cell>
          <table:table-cell office:value-type="string" calcext:value-type="string">
            <text:p>Seguro de Danos</text:p>
          </table:table-cell>
        </table:table-row>
        <table:table-row table:style-name="ro1">
          <table:table-cell office:value-type="string" calcext:value-type="string">
            <text:p>Prezados,Meu irmão contratou um seguro rural para um implemento de passar veneno. Ocorreu um sinistro e ele deu abertura no processo, enviou toda a documentação, veio um perito aferir os danos e fazer o laudo. Então começou a "novela" a cada contato pediam novos documentos, o prazo para dar retorno passava de um dia para o outro No entanto somente agora, quase 33 dias após a entrega do laudo pelo perito, meu irmão recebeu um negado, sem nenhum retorno porque foi negado.A quem ele deve recorrer para ter seus direitos assegurados?</text:p>
          </table:table-cell>
          <table:table-cell office:value-type="string" calcext:value-type="string">
            <text:p>Seguro de Danos</text:p>
          </table:table-cell>
        </table:table-row>
        <table:table-row table:style-name="ro1">
          <table:table-cell office:value-type="string" calcext:value-type="string">
            <text:p>No dia 33/33/33 solicitei o sinistro da minha TV através do seguro Residencial Bradesco. Até o momento não tive resposta da seguradora. Em todos os contatos realizados sou informada que a empresa responsável pela análise da documentação Inspectos ainda não deu resposta em contato com a Empresa fui informada que a Bradesco que responsável pela análise que está inclusive com o Analista Rafael . Tenho diversos protocolos mas sem engula resposta até o momento é os débitos do seguro estão ocorrendo na conta normalmente.</text:p>
          </table:table-cell>
          <table:table-cell office:value-type="string" calcext:value-type="string">
            <text:p>Seguro de Danos</text:p>
          </table:table-cell>
        </table:table-row>
        <table:table-row table:style-name="ro1">
          <table:table-cell office:value-type="string" calcext:value-type="string">
            <text:p>Tenho seguro residencial com a empresa zurich seguro residencial , tive um sinistro no dia 33/33/3333 , comuniquei o ocorrido e só estão criando burocracia no meu processo , sinistro de número 333333 , problema com queda de raio e tempestade, <text:s/>tive queima de equipamentos e já encaminhei várias vezes a documentação e os mesmos estão pedindo , os doc . Encaminhei já o laudo para o corretor que encaminhou diretamente para a gerente Simone gerente de atendimento de corretores , a empresa gr3 que faz parte da ouvidoria , <text:s/>doc zurich em nome da sra. Aline que ainda <text:s/>confirmou o recebimento , por mensagem esta que abro as reclamações inclusive solicitando as gravações e a as mesma foi negada dando informações que só entregam mediante pedido judicial , e encerram a reclamação sem solução, <text:s/>uma vez que a ouvidoria e da própria empresa e sempre enrolando o cliente conforme ultima conversa no dia 33/33/3333 , protocolo 3333333333333 com a sra. Glauce ela mesmo vicando indignada com o descaso da seguradora , e de seus colegas quanto a esta situação, <text:s/>venho fazer este pedido para constatar estes absurdo que está seguradora faz com os clientes , quando na hora das suas obrigações querem , ganhar tempo , e não arcar com sua responsabilidade .tenho tudo por imail , só as gravações que , na abertura e dito que a conversa está sendo gravada e não querem fornecer para juntar como prova este descaso. </text:p>
          </table:table-cell>
          <table:table-cell office:value-type="string" calcext:value-type="string">
            <text:p>Seguro de Danos</text:p>
          </table:table-cell>
        </table:table-row>
        <table:table-row table:style-name="ro1">
          <table:table-cell office:value-type="string" calcext:value-type="string">
            <text:p>Bom dia!Gostaria de mais informações a respeito do seguro de cargas que a partir da lei 33.333 sancionada no dia 33 de junho de 3333, passa a ser de responsabilidade do transportador.Minha dúvida é a seguinte, trabalhamos com o transporte da Logística Reversa ou seja recolhemos o material em um Pev e o transportamos até a empresa que faz a reciclagem dos produtos, nossa carga não tem valor comercial para roubos e nem para extravio da mesma, como a lei se aplica nesse tipo de transporte?Contamos com o seguro RC-V e gostaria de mais informações para como se aplicaria esses seguros RTR-C e RC-DC no meu tipo de carga e transporte.Aguardo informações o mais breve possível.</text:p>
          </table:table-cell>
          <table:table-cell office:value-type="string" calcext:value-type="string">
            <text:p>Seguro de Danos</text:p>
          </table:table-cell>
        </table:table-row>
        <table:table-row table:style-name="ro1">
          <table:table-cell office:value-type="string" calcext:value-type="string">
            <text:p>Boa tarde!!! Contratei o seguro residencial SOMPO e estou enfrentando sérios problemas com os serviços .. Abri um chamado para solução de problema na máquina de lavar, o técnico da primeira visita solicitou a compra de uma peça, na segunda visita disse que a peça não seria necessária e que compraria a minha peça adquirida, até então de forma desnecessária, após a conclusão do trabalho, passados 3 horas o equipamento voltou a apresentar defeito. A seguradora não oferece o serviço contratado, pois os técnicos sequer conhecem o equipamento.. E como senão bastasse, as atendentes não são treinadas para atender o cliente, desligam o chamado sem atender o cliente.</text:p>
          </table:table-cell>
          <table:table-cell office:value-type="string" calcext:value-type="string">
            <text:p>Seguro de Danos</text:p>
          </table:table-cell>
        </table:table-row>
        <table:table-row table:style-name="ro1">
          <table:table-cell office:value-type="string" calcext:value-type="string">
            <text:p>Problema no acionamento de seguro de dano material de celular.Fiz um acionamento da Vivo Seguro Celular, que possui parceria com Zurich Minas Brasil Seguros S/A - Código SUSEP da Seguradora: 33333 CNPJ 33.333.333/3333-33, sendo que as contratuais do Plano de Seguro encontram-se registradas na SUSEP sob os números 33333.333333/3333-33 (Roubo e Furto Qualificado), 33.333.333333-3333/33 (Danos Materiais). Fiz um acionamento de sinistro (tela quebrada) através do whatsapp (33 33333-3333) em 33/Ago/3333, protocolo 33333 e atendimento através da central 3333 333 3333 em 33/33/3333, protocolo 3333333. Como em ambos os casos a resposta não é satisfatória, recorri a ouvidoria através de email para um tratamento personalizado. Em anexo constam as trocas de mensagem.Abaixo compartilho dados do segurado para facilitar comunicação:linha 33 33333-3333IMEI 333333333333333333Nota fiscal em anexo.Nos acionamentos realizados, me foi oferecido o envio do celular para um centro de reparo, processo que pode levar até 33 dias úteis. Dado que esse procedimento não consta na apólice e não foi explicado na venda do seguro, gostaria de proceder conforme contratos, pagamento da franquia e ser ressarcido conforme indenização de direito. Apenas como referência, é possível efetuar a troca da tela em loja especializada samsung com um prazo de conserto de horas úteis. Vale destacar que no próprio site (vivosegurocelular.com.br) um dos argumentos de venda do seguro se refere ao custo de ficar sem o aparelho / desconectado, mas é exatamente o modus operandi proposto, nem ao menos um aparelho reserva deveria ser oferecido.Procurando informações, encontrei o disposto da Susep (https://www.gov.br/susep/pt-br/planos-e-produtos/seguros/seguro-de-danos), no que tange ocorrência e liquidação do sinistro, destaco:- "Os procedimentos para a liquidação de sinistros devem ser claramente informados na apólice, com especificações dos documentos básicos necessário ...". Consultando o certificado e apólice em anexo é possível destacar: "reparo do seu bem incluído na apólice do seguro", no entanto não existe qualquer citação relacionada ao trânsito do aparelho, dado que isso pode gerar problemas de segurança de informação, prejuízos por falta de ferramenta de trabalho e questionamentos sobre possível venda casada. Destaco ainda que na proposta de adesão ao seguro, é mencionado claramente "A seguradora efetuará o pagamento da indenização somente após o pagamento da franquia". Dessa forma, gostaria de proceder da maneira conforme especificada na contratação, pago a franquia e gostaria de ser indenizado, obviamente dentro do limite estabelecido.Considerando que apesar da minha boa fé, não consigo avançar e resolver essa situação, peço apoio e orientação da SUSEP.Luis 33 33333-3333</text:p>
          </table:table-cell>
          <table:table-cell office:value-type="string" calcext:value-type="string">
            <text:p>Seguro de Danos</text:p>
          </table:table-cell>
        </table:table-row>
        <table:table-row table:style-name="ro1">
          <table:table-cell office:value-type="string" calcext:value-type="string">
            <text:p>Tive um sinistro de roubo de equipamento assegurado pelo seguro residencial da Caixa Seguradora. Estou passando pelo maior descaso desta Seguradora. A primeira comunicação de Sinistro extraviaram. Fiz uma segunda comunicação de sinistro. Me asseguraram que enviariam um email com instruções para andamento do ressarcimento do prejuízo.. Já <text:s/>fazem mais de 33 dias o tal email não apareceu. Liguei varias vezes para o SAC. Pedem um tempo para verificar a situação e a ligação cai e também não me retornam mais. Solicito a este órgão de fiscalização para gestionar junto a Seguradora a devida solução no que tange esta questão.Apólice: 333333333333333 - Protocolo 333333333333 - Protocolo Policial: 333333333333333 - Fones: (33)33333-3333 e (33)33333-3333</text:p>
          </table:table-cell>
          <table:table-cell office:value-type="string" calcext:value-type="string">
            <text:p>Seguro de Danos</text:p>
          </table:table-cell>
        </table:table-row>
        <table:table-row table:style-name="ro1">
          <table:table-cell office:value-type="string" calcext:value-type="string">
            <text:p>Devido a um sinistro causado por incêndio, acionei o seguro habitacional com o seguinte detalhamento:Número do Sinistro: 3333333333333Seguradora: TOO SEGUROS S.A.Estipulante: CAIXA ECONOMICA FEDERALNome do Segurado: JOSE Número do Contrato: 333333333333Endereço do Imóvel: Rua Montalvão, 333 – Apt. 333 - Castelo, Belo Horizonte/MG, CEP:33333- 333Data do Aviso: 33/33/3333Data do Sinistro: 33/33/3333.Após a apuração realizada pela seguradora, foi informada a previsão de pagamento em 33/33/3333. No entanto, até o momento, não recebemos a quantia para reparos na unidade habitacional. A seguradora indicou que o pagamento foi efetuado à CAIXA ECONOMICA FEDERAL. Diante dessa situação calamitosa para mim e minha família, solicito providências imediatas para o pagamento.</text:p>
          </table:table-cell>
          <table:table-cell office:value-type="string" calcext:value-type="string">
            <text:p>Seguro de Danos</text:p>
          </table:table-cell>
        </table:table-row>
        <table:table-row table:style-name="ro1">
          <table:table-cell office:value-type="string" calcext:value-type="string">
            <text:p>Estou sendo obrigado a renovar meu seguro via cartão de crédito, pelo codigo de defesa do consumidor, não sou obrigado a ter cartão de credito para contratação de produtos e serviçosSeguePoder pagar um serviço ou produto com cartão de crédito ou débito é uma facilidade bem-vinda, mas esta não pode ser a única modalidade de pagamento aceita pelos estabelecimentos comerciais e prestadores de serviço.A recusa em receber pagamento em dinheiro na moeda corrente do país pode gerar multa para o estabelecimento ou prestador de serviço, de acordo com o artigo 33 da Lei das Contravenções Penais.O contrário é permitido, ou seja, é possível que o estabelecimento ou prestador de serviço opte por não trabalhar com cartão de crédito ou débito e só aceite dinheiro. Por outro lado, desde 3333 a Lei 33.333/3333 autoriza a cobrança de valores diferenciados a depender do prazo e da modalidade de pagamento - cartão de crédito, dinheiro ou pix, por exemplo.</text:p>
          </table:table-cell>
          <table:table-cell office:value-type="string" calcext:value-type="string">
            <text:p>Seguro de Danos</text:p>
          </table:table-cell>
        </table:table-row>
        <table:table-row table:style-name="ro1">
          <table:table-cell office:value-type="string" calcext:value-type="string">
            <text:p>Boa tarde,A seguradora está atuando em conclui com escritório de advocacia e com imobiliária para fraudar consumidores.Fiz seguro fiança da Porto Seguro e tive dificuldade em quitar os últimos alugueis. Entrei em contato com a imobiliária ANAGÊ IMÓVEIS para devolver o imóvel e esta começou a criar empecilhos para atrasar a desocupação e fazer vencer mais parcelas.Em razão da dificuldade enfrentada com a imobiliária ANAGÊ IMÓVEIS DE JOINVILLE/SC, entrei em contato com a seguradora PORTO SEGURO que orientou desocupar o imóvel imediatamente, informando que todos os danos e alugueis seriam cobertos pela seguradora em razão do seguro fiança, com a qual eu poderia acertar o pagamento parcelado após a desocupação.Em virtude da orientação da seguradora, desocupei o imóvel e informei imediatamente a seguradora, encaminhando inclusive a cópia do documento de desocupacão, com a data da minha saída.Após isso, entrei em contato com a seguradora para parcelar o valor devido. Por vários dias foram tentados contatos, sem que a seguradora retornasse aos meus apelos.Após os meus contatos com a seguradora, que não foram retornados, a seguradora, por meio de escritório advocatício, encaminhou ao endereço desocupado uma notificação de inscrição de dívida.Ao tomar conhecimento disso, fiz contato e finalmente fui respondida. A seguradora me enviou um parcelamento, que começou a ser pago nas datas combinadas.No pagamento da segunda parcela, notei que as datas dos boletos não batiam com as datas combinadas e entrei em contato para solucionar o problema, oportunidade em que solicitei que me fossem encaminhadas todos os boletos com as datas corretas.Solicitei também que me fossem enviados todos os boletos, pois notei que no acordo enviado, das 33 parcelas acordadas, só haviam enviado 3.Em nenhuma data deixei de pagar o que foi combinado, portanto, não estou em mora. Para minha surpresa, apesar de os primeiros boletos já terem sido pagos nas datas que foram combinadas (diferentes dos boletos, mas nas datas ajustadas quando o acordo foi feito), a seguradora não quis mais enviar os boletos dizendo que o acordo havia sido quebrado e que um escritorio de cobrança enviaria as cobranças.Pois bem, nesse momento acredito estar sofrendo uma fraude / estelionato, pois estou pagando os valores que acordei nas datas que acordei e a seguradora está alegando que eu quebrei o acordo, sendo que os boletos que ela alega não terem sido pagos não foram enviados.Vejam - eu paguei os boletos nas datas combinadas no acordo. No entanto, a seguradora alega que não paguei alguns boletos. Contudo, esses boletos que ela alega não terem sido pagos não foram enviados. Eu fiz inclusive uma ata notarial do acordo que foi tratado e dos boletos que ela enviou, bem como das parcelas já pagas, para provar que estou pagando na data acordada, embora essas datas sejam diferentes dos boletos que me foram enviados (estou pagando inclusive ANTECIPADAMENTE).Acredito que a seguradora está atuando em conluio com escritorio de advocatício e com a imobiliaria, e que não enviou propositalmente essas parcelas que ela alega nao terem sido pagas, justamente para poder alegar quebra de acordo e forçar cobrança judicial, pois isso aumentaria muito a dívida.Também acredito que está atuando em conluio com o juridico da imobiliária ANAGÊ IMOVEIS DE JOINVILLE, pois os boletos que a seguradora nao enviou correspondem a valores que a imobiliaria está tentando cobrar da minha pessoa, ao argumento de corresponderem a danos no imóvel, que legalmente estariam cobertos pela seguradora.Att.Dra. Anne</text:p>
          </table:table-cell>
          <table:table-cell office:value-type="string" calcext:value-type="string">
            <text:p>Seguro de Danos</text:p>
          </table:table-cell>
        </table:table-row>
        <table:table-row table:style-name="ro1">
          <table:table-cell office:value-type="string" calcext:value-type="string">
            <text:p>Prestador bruno foi a minha casa consertar a maquina de lavar roupa, instalar pecas solicitadas pkr ele na avaliacao. Apos horas tentando realizar o servico, claramente demonstrando inabilidade, foi embora deixando a maquina SEM FUNCIONAR e solicitou que agendasse outra visita para 3a feira seguinta pois tinha esquecido uma ferramenta. No laudo de seu servico descreve que terminou servico e que nao CABE RETORNO. Essa atitude vai me fazer “gastar” um atendimento que tenho direito para terminar o servico dele, sendo que primeiramente o tecnico avalia para deois consertar, me fazendo ficar mais tempo ainda com a maquina quebrada. Central de atendimento se recusa a mandar prestador para dar continuidade ao servico. Disse que mandaria outro funcionario para avaliar. Pedi que abrisse uma reclamacao sobre o atendimento da central e abriram como se eu estivesse reclamando di prestador. Empresa desonesta compessoas que tratam cliente desrespeitosamente, duvidando da nossa inteligencia. Os 3333333-33</text:p>
          </table:table-cell>
          <table:table-cell office:value-type="string" calcext:value-type="string">
            <text:p>Seguro de Danos</text:p>
          </table:table-cell>
        </table:table-row>
        <table:table-row table:style-name="ro1">
          <table:table-cell office:value-type="string" calcext:value-type="string">
            <text:p>Trata-se de dois fatos separados:Fato 33- Em 3333, tive 3 estufas atingidas pelo vento, onde duas deram perda total e uma foi danificada. Nesta ocasião, recebi o limite máximo de indenização que foi menor que o prejuízo real. Arrumamos a estufa danificada e demos como perdidas as estufas que tiveram perda total. Parei com a produção de tomate por um ano, dispensei três funcionários. <text:s/>Com dinheiro recebido da indenização, paguei o banco (onde as estufas estão financiadas), fiz acerto dos funcionários e paguei o concerto da estufa danificada.Fato 33- Em 3333, após a renovação desta apólice, a estufa danificada foi avariada novamente, pelo vento. Ao <text:s/>ir no banco do Brasil para acionar o seguro, vi que o gerente havia feito dois seguros com a Banco do Brasil seguros, onde um cobria danos na propriedade e outro se tratava de um seguro para uma estufa. Pedi a indenização da estufa danificada anteriormente pela apólice de seguro que cobria danos na propriedade, conforme orientação do gerente. A seguradora negou, dizendo que para ter direito ao seguro desta estufa (danificada e consertada em 3333) eu deveria ter consertado as estufas que foram perdidas (perda total), quando acionei o seguro em 3333. Apesar de ter renovado a apólice em 3333, eles não arcariam com o seguro da estufa, visto que não usei o dinheiro da indenização para arrumar estufas que foram dadas com perdas totais. Acontece que próprio gerente falou que era para pagar as parcelas do financiamento a vencer, o meu prejuízo foi superior ao recebido, eu perdi todos os meus clientes de tomate com a descontinuidade do fornecimento. Perdi as lavouras de tomate.Apesar de me sentir injustiçada, o perito que esteve na propriedade me orientou a entrar com o segundo seguro (outra apólice, menor na indenização, de uma estufa), feito com mesma empresa e com o mesmo gerente. Entrei com o segundo seguro, após a recusa do primeiro e recebi uma negatória, informando que eu deveria ter mencionado a existência do seguro anterior (que inclusive foi negado por esta mesma seguradora). Alegam que eu perdi o direito.Tudo que fiz foi de acordo com as orientações do gerente e do perito (que é sempre o mesmo). Nunca entrei com dois seguros ao mesmo tempo. Como posso estar agindo de má fé se foram dois seguros feitos com a mesma seguradora e o mesmo gerente?Sou pequena produtora rural, idosa, trabalho com a ajuda da minha filha e do meu genro. Já perdi a metade das minhas estufas, o dinheiro que recebi da primeira indenização foi muito inferior ao prejuízo. Como poderia ter adquirido duas novas estufas se o prejuízo foi de mais de trezentos mil reais e recebi duzentos e sessenta mil? Se renovei o seguro e estou pedindo indenização de uma estufa que arrumei, numa nova apólice, porque não posso receber? Se fiz o seguro com o mesmo gerente, mesmo banco, mesma empresa, o perito estava ciente, o gerente estava ciente, pedi o segundo seguro porque o primeiro me foi negado, como posso estar agindo de má fé? Como posso perder meu direito?Temos dificuldades em enviar documentos via aplicativo e via site, mesmo com a ajuda do gerente, é complicado o processo de atendimento. Um dia o aplicativo acusa estar com tudo certo, no outro ele sai fora do ar, no dia seguinte acusa estar faltando documento. Ligo na central e, mesmo recebendo links para enviar documentos, o site não permite o envio e o gerente tem que ficar tentando por outros meios. Os prazos de resposta são sempre estendidos, mesmo enviando o orçamento, me pedem para enviar novamente e zeram os prazos para resposta. Nesta lentidão de atendimento, tive um novo vendaval que estragou mais ainda a estrutura da estufa danificada (o perito inclusive registrou). Acredito que se tivesse recebido a indenização no tempo correto, talvez esta estufa não tivesse se danificado ainda mais.Tudo que falei pode ser confirmado através de conversas no whatsapp e e-mails.Por favor, me ajudem. Eu não consigo alcançar este raciocínio em que não tenho direito de receber dois seguros feitos com a mesma empresa e dois anos após ter acionado a novamente a seguradora.Atenciosamente,Odete </text:p>
          </table:table-cell>
          <table:table-cell office:value-type="string" calcext:value-type="string">
            <text:p>Seguro de Danos</text:p>
          </table:table-cell>
        </table:table-row>
        <table:table-row table:style-name="ro1">
          <table:table-cell office:value-type="string" calcext:value-type="string">
            <text:p>No dia 33/33/3333 tive uma situação de vendaval onde minha casa sofreu destelhamento, passada a chuva conseguimos ver parcialmente o estrago feito, entrei em contato com a seguradora para solicitar o seguro para o telhado, o sinistro foi aberto junto a HDI Seguros.Depois de alguns dias a chuva passou e conseguimos pedir um orçamento para a manutenção do telhado, assim que recebemos a foto do estrago feito, juntamente com a avaliação da empresa e o orçamento, enviamos todas os documentos que a seguradora pediu.Resumindo, abrimos o pedido de sinistro pelo dia 33 de novembro, recebemos a proposta e enviamos para a HDI no dia 33 de Dezembro devido a problemas climáticos que dificultavam a avaliação, e até agora não recebemos nenhum retorno deles, estamos a 3 dias sem um parecer, eu já enviei e-mail pedindo uma posição e não tive retorno.O número do sinistro é o 333333333333333</text:p>
          </table:table-cell>
          <table:table-cell office:value-type="string" calcext:value-type="string">
            <text:p>Seguro de Danos</text:p>
          </table:table-cell>
        </table:table-row>
        <table:table-row table:style-name="ro1">
          <table:table-cell office:value-type="string" calcext:value-type="string">
            <text:p>tenho uma cobertura de seguros de minha empresa , em um temporal meu muro caiu e bateu no carro de um cliente, ao acionar o seguro tive uma resposta de não cobertura e a justificativa foi que o muro não tinha vigas, mas ao contratar o seguro não foi feita vistoria de verificação de nada da empresa .paguei o seguro e não tenho cobertura de nada..</text:p>
          </table:table-cell>
          <table:table-cell office:value-type="string" calcext:value-type="string">
            <text:p>Seguro de Danos</text:p>
          </table:table-cell>
        </table:table-row>
        <table:table-row table:style-name="ro1">
          <table:table-cell office:value-type="string" calcext:value-type="string">
            <text:p>seguro residencial - Apólice: 333333333 - 33/33/3333 solicitei assistência (protocolo: 33333333333333333333) atendimento em até 3 dias úteis. 33/33/3333 solicitei nova assistência, diferente da primeira (Protocolo: 33333333333333333333) atendimento para o dia 33/33/3333. Nas duas não fui atendido. Tentei reclamar por meio do whatsapp, o atendente fazia diversas perguntas e ao final encaminhava para um novo atendente sem dar nenhum encaminhamento. Reclamei pelo instagram, encaminhei diversas telas da conversas do whatsapp e tive a reclamação encaminhada para a ouvidoria (Protocolo: T33333333333333) que disse não ter encontrado as solicitações citadas acima e portanto sem tomar nenhuma providência. Peço a intervenção deste órgão para que consiga ter os direitos previstos em contrato. </text:p>
          </table:table-cell>
          <table:table-cell office:value-type="string" calcext:value-type="string">
            <text:p>Seguro de Danos</text:p>
          </table:table-cell>
        </table:table-row>
        <table:table-row table:style-name="ro1">
          <table:table-cell office:value-type="string" calcext:value-type="string">
            <text:p>Adquiri um seguro para pneu quando fiz a compra de pneu no Carrefour e após 33 dias da compra o pneu furou. Abri um sinistro com a Seguradora Assurrant que é a responsável e eles pediram uma vídeo chamada e algumas coisas que foram executada. Pediram o prazo de 3 dias úteis pro setor responsável entrar em contato e nunca mais entraram em contato. Fiquei com um pneu furado e andando com o estepe esperando resolução da seguradora que nunca entrou em contato. O sinistro foi aberto no dia 33/33/3333 número 33333333 O contato cessou em 33/33/3333 e nunca mais retornaram. Último protocolo de atendimento na Assurant 3333333</text:p>
          </table:table-cell>
          <table:table-cell office:value-type="string" calcext:value-type="string">
            <text:p>Seguro de Danos</text:p>
          </table:table-cell>
        </table:table-row>
        <table:table-row table:style-name="ro1">
          <table:table-cell office:value-type="string" calcext:value-type="string">
            <text:p>Prezados, Gostaria de saber se é admissível a seguradora não aceitar a nomenclatura “Causa provável” em laudo onde o dano Elétrico é a provável causa da ocorrência.O Técnico da empresa de manutenção, afirma que não pode garantir que é originalmente e exclusivamente a causa de danos elétricos e sim a provável variação de energia que pode ter sido originada por vários fatores externos que ele não tem como identificar. Além de poder sofrer sanções e cobranças judiciais impetradas pela fornecedora da energia elétrica. Este procedimento adotado, está causando desconforto entre clientes e técnicos e com nossa prestação de serviços. Eis o que nos cobram: <text:s/>“ATENTAR para o laudo, não é aceito laudo sem a causa determinada dos danos ou causa ** provável**. Visando buscar a melhor informação aos segurados, fico grato por orientações e esclarecimentos.</text:p>
          </table:table-cell>
          <table:table-cell office:value-type="string" calcext:value-type="string">
            <text:p>Seguro de Danos</text:p>
          </table:table-cell>
        </table:table-row>
        <table:table-row table:style-name="ro1">
          <table:table-cell office:value-type="string" calcext:value-type="string">
            <text:p>Ontem, 33 de Agosto, minha chave ficou presa na fechadura com ela aberta e travou também a lingueta da porta, isso por volta das 33h33 da noite. Como tenho o seguro residencial da Caixa peguei minha apólice para conferir e comecei a saga de tentar contato.Liguei primeiro no 3333 333 3333 e me informaram como a apólice era anterior a 3333 deveria ligar em outro numero que me foi informado em ligação.Liguei no número 3333 333 3333 que foi me passado na ligação anterior, tentei contato as 33h33, 33h33 e 33h33, finalmente fui atendida e o atendente me informou que não conseguia localizar minha apólice pelo CPF, perguntei se eu informasse o numero ele conseguiria pesquisar pra acionar o serviço e o mesmo disse que o serviço não funciona dessa maneira e me pediu pra tentar ligar em outro telefone.Liguei então no numero 3333 333 3333, informei meu cpf a URA e fiquei +33 minutos em ligação sem nenhuma resposta e nenhum atendimento.Dessa forma segui pro site da caixa, acessei minha conta entrando no meu portal e para solicitar o serviço a pagina estava fora do ar. (imagem anexa)Comecei a tentar pelos números que a Caixa oferece contato pelo whatsapp, como podem ver tambem nos prints anexos, um dos numeros não me reconhece como cliente, outro só atende de seg a sabado, e outro não tem cadastro e manda vários codigos como "reconhecimento de cliente".Dessa forma, como ja se passava das 33h entrei em contato com um chaveiro 33h e tive que realizar o serviço de forma particular arcando com o prejuízo de R$333,33 para destravar a porta, retirar a chave, e instalar uma nova fechadura.Entrei em contato com a Caixa hoje, 33/33/33, agora as 33h33 e fui atendida, informei todo o ocorrido e pedi pra abrir um sinistro de reembolso, a funcionária disse que não existe reembolso que eu deveria aguardar pra entrar em contato em outro momento, expliquei toda a situação acima de horario, de tentativas, o site fora do ar, o nao atendimento e a mesma me informou que não é possível fazer nada. Que nenhum outro numero deveria mesmo atender e que eu deveria aguardar pra falar nesse numero hoje pra suporte (sendo que a assistencia é 33h, descrita em contrato).Dessa forma sinalizei que a ligaçao estava sendo grava por mim e que se precisasse iria procurar o Procon e demais agencias que suportam o consumidor, a mesma concordou e disse que nao poderia ajudar mais em nada.</text:p>
          </table:table-cell>
          <table:table-cell office:value-type="string" calcext:value-type="string">
            <text:p>Seguro de Danos</text:p>
          </table:table-cell>
        </table:table-row>
        <table:table-row table:style-name="ro1">
          <table:table-cell office:value-type="string" calcext:value-type="string">
            <text:p>No dia 33/33 eu tive minha carteira perdida dentro do happy circus, logo depois dei falta e quando verifiquei a minha conta, fizeram 3 saques, um no valor de 3.333,33 e outro no valor de 333,33. Dai começou o meu inferno.Por diversas vezes tentei falar com o C3 BANK E A ZURICK porém sem sucesso, dei entrada no seguro e agora estão me pedindo boletim feito presencialmente e validade. Porém alem da policia informar que esse boletim deve ser feito on line, eles estão cancelando o que foi feito na internet informando que o cartão do banco não pode ser incluso.O C3 não paga e a zurick tb não, a minha parte eu fiz porém agora falta vocês cumprirem com a de vocês.Lembrando que no contrato em anexo, não informa que o boletim não pode ser realizado via internet e muito menos que deve ser validado.Estou quase sendo desepejada da minha casa, pois dede que fizeram isso, eu não pago o aluguel.Tenho 3 filhos e não posso ficar sem o dinheiro.</text:p>
          </table:table-cell>
          <table:table-cell office:value-type="string" calcext:value-type="string">
            <text:p>Seguro de Danos</text:p>
          </table:table-cell>
        </table:table-row>
        <table:table-row table:style-name="ro1">
          <table:table-cell office:value-type="string" calcext:value-type="string">
            <text:p>Prezados susep, recentemente aluguei meu imóvel pela plataforma <text:s/>empresa quinto andar ,ocorre que a empresa afirmou que a locatária (inquilina ) contratou o seguro <text:s/>fiança , ocorre que ao solicitar o número da apólice do seguro fiança não me foi informado e que seria uma contratação de seguro do quinto andar .3-verifica-se que a empresa quinto andar não possui apólice de seguro para me enviar e que o seguro fiança não existe e não existe apólice .3-verifica-se que a empresa segundo andar cometeu crime de venda casada ,uma vez que ao cobrar administratracao do meu imovel e eu pagar a comissão ainda vende <text:s/>seguros que não existe e em aprovação da susep.3-ora eu estou decepcionado com a empresa quinto andar ,ao retirar meu imóvel da empresa vou perder a tal proteção quinto andar que seria um seguro contra inadimplência e outros ?!?!?3-visto que o seguro quinto andar ,não me foi enviado apólice ,não foi verificado nada da susep ,e que em caso de rescisão contratual de administração eu ficaria desprotegido do tal seguro.3-ora se a inquilina contratou no ato da assinatura do contrato ,porque a rescisão do contrato implica na perda do seguro ?então é um seguro que eu pago novamente por contratar o serviço da empresa quinto andar ?Peço providências a susesp pois são milhares os apartamentos alugados pela plataforma e não foi me enviado nenhuma apólice de seguro.No aguardo Elias </text:p>
          </table:table-cell>
          <table:table-cell office:value-type="string" calcext:value-type="string">
            <text:p>Seguro de Danos</text:p>
          </table:table-cell>
        </table:table-row>
        <table:table-row table:style-name="ro1">
          <table:table-cell office:value-type="string" calcext:value-type="string">
            <text:p>fiz um seguro viagem, <text:s/>minha mala foi extraviada durante uma viagem do Brasil p Argentina (( SP PAULO - GUARULHOS PARA BARILOCHE ARGENTINA )) <text:s/>com toda minha família, <text:s/>foi obrigado a fazer compras <text:s/>dos pertences que tinha na bagagem, <text:s/>a <text:s/>temperatura esta negativo (( período da viagem dia 33.33.33 a 33.33.33 )), <text:s/>a mala apareceu após 33 dias do extravio ou seja <text:s/>dia 33, <text:s/>véspera do nosso retorno. <text:s text:c="2"/>Mandei todos os documentos e comprovantes das compras efetuado em virtude do extravio da mala. Porem a seguradora autorizou o reembolso somente parte, e classificou como atraso na bagagem. <text:s/>Não concordo com este valor do reembolso, pois contratei um seguro de viagem, minha mala foi extraviado, estava sem devidas roupas necessária p minha família.</text:p>
          </table:table-cell>
          <table:table-cell office:value-type="string" calcext:value-type="string">
            <text:p>Seguro de Danos</text:p>
          </table:table-cell>
        </table:table-row>
        <table:table-row table:style-name="ro1">
          <table:table-cell office:value-type="string" calcext:value-type="string">
            <text:p>Bom dia, tenho um seguro residencial no Banco Itaú o qual me garante danos a terceiros, tive um imprevisto com o meu inquilino onde acabei danificando o aparelho de televisão do mesmo entrei em contato com a seguradora e a mesma me solicitou alguns doctos os quais ficou faltando apenas a Nota Fiscal do aparelho que o rapaz não tem pois ele comprou a mesma através da indicação de um amigo ( já comprou usada) agora eu queria intender pra que eu pago um seguro residencial se o mesmo não me auxilia em nada, o aparelho esta na assistência técnica aguardando uma resolução que não sai e o rapaz me cobra todos os dias, ja falou até em comprar outro aparelho e mandar a conta para mim. </text:p>
          </table:table-cell>
          <table:table-cell office:value-type="string" calcext:value-type="string">
            <text:p>Seguro de Danos</text:p>
          </table:table-cell>
        </table:table-row>
        <table:table-row table:style-name="ro1">
          <table:table-cell office:value-type="string" calcext:value-type="string">
            <text:p>Tive um Processo de Sinistro INDEFERIDO sendo alegado pela Seguradora que os Bens Furtados estavam locaalizados em outro Número e não em minha Residencia. Acontece que minha Residencia é em um Sobrado, com 333M3 de Construção no Número 333, divididos em Letras A, B, C, embora tendo duas entradas para os ambientes superiores, <text:s/>o Local de onde foram furtados meus Bens tem ligação direta com a Residência Principal no 333-C, conforme devidamente identificado pelo Vistoriador Licenciado/Autorizado pela Seguradora no momento da Vistoria. </text:p>
          </table:table-cell>
          <table:table-cell office:value-type="string" calcext:value-type="string">
            <text:p>Seguro de Danos</text:p>
          </table:table-cell>
        </table:table-row>
        <table:table-row table:style-name="ro1">
          <table:table-cell office:value-type="string" calcext:value-type="string">
            <text:p>Boa tarde, fiz a compra de dois ingressos no site https://www.ticketmaster.com.br/ e selecionei a opção de ser assegurado e pela Met Life que oferece um reembolso caso não pudesse ir no evento, não vou poder ir, quero ser reembolsado. Mas não tem essa opção no site e pelo telefone ninguém resolveu meu problema </text:p>
          </table:table-cell>
          <table:table-cell office:value-type="string" calcext:value-type="string">
            <text:p>Seguro de Danos</text:p>
          </table:table-cell>
        </table:table-row>
        <table:table-row table:style-name="ro1">
          <table:table-cell office:value-type="string" calcext:value-type="string">
            <text:p>desden 33 de novembro estou tentando junto a BB seguros dar entrada em um sinistro, mas o acesso ao site não tem bom esclarecimento, o site não apresenta prazos, já tentei ligar na ouvidoria (protocolo 3333333333333333333) pra que desse mais celeridade <text:s/>e esclarecessem melhor as informações do site, mas não está adiantando. <text:s/>o Sinistro aberto com numero 33333333333 continua sem prazo e demorando demais para dar andamento aos trâmites de indenização. Ou seja para vender seguros são ágeis, mas para resolver o sinistro ficam ganhando tempo.</text:p>
          </table:table-cell>
          <table:table-cell office:value-type="string" calcext:value-type="string">
            <text:p>Seguro de Danos</text:p>
          </table:table-cell>
        </table:table-row>
        <table:table-row table:style-name="ro1">
          <table:table-cell office:value-type="string" calcext:value-type="string">
            <text:p>A empresa ITA SEGUROS - CNPJ 33.333.333/3333-33 fez um seguro incêndio em meu nome, sem o meu aceite. <text:s/>O pior foi fazer essa contratação por valor superfaturado junto à Tokio Marine. <text:s/>A apolice que me enviaram foi cotada a $ 333,33 e a mesma cobertura feita por outra corretora (Framilio Seguros),. me custou $ 33,33 com a mesma cobertura para o Locador e tambem junto à Tokio Marine. <text:s/>Liguei na ITA, falei com o Sr. Edgar no dia 33/33, data na qual recebi o boleto de locação do meu apartamento, onde constava a cobrança de 3a/3a parcela no valor de R$ 333,33 cada uma. <text:s/>O Sr. Edgar me respondeu que, apesar de não ter meu aceite, ele providenciou a apólice com instruções passadas pela Imobiliária Goback..Pedi à ele que cancelasse a apólice porque eu não concordava com o valor e ele disse que não iria fazer isso. <text:s/>Sendo assim, liguei na Tokio Marine e fiz o cancelamento.Peço que seja investigada a conduta dessa Seguradora, por superfaturamento e por "venda casada" com a imobiliária Gobach, contra a qual estou tambem tomando providencias. Ressalto que essa conduta que me atingiu, tambem está atingindo várias outras pessoas que não se atentaram para a cobrança absurda, segundo o responsável técnico dessa imobiliária eles administram mais de 3 mil contratos, todos tratados da mesma forma e todos com seguros feitos pela ITA Seguradora.Aguardo providências.Sonja (33) 3 3333-3333</text:p>
          </table:table-cell>
          <table:table-cell office:value-type="string" calcext:value-type="string">
            <text:p>Seguro de Danos</text:p>
          </table:table-cell>
        </table:table-row>
        <table:table-row table:style-name="ro1">
          <table:table-cell office:value-type="string" calcext:value-type="string">
            <text:p>enho um veiculo segurado pela porto seguros, onde o mesmo foi furtado. E após 33 dias foi recuperado, já estava em fase de pagamento. Agr a seguradora me informou que para pagar precisa que o chassi seja liberado pela delegacia, mas eu já não tenho nada a ver com esta situação, que inclusive já até preenchi o documento no nome da seguradora conforme e-Mail.</text:p>
          </table:table-cell>
          <table:table-cell office:value-type="string" calcext:value-type="string">
            <text:p>Seguro de Danos</text:p>
          </table:table-cell>
        </table:table-row>
        <table:table-row table:style-name="ro1">
          <table:table-cell office:value-type="string" calcext:value-type="string">
            <text:p>Necessito de assistência em troca de telhas e limpeza de caixa d'água.</text:p>
          </table:table-cell>
          <table:table-cell office:value-type="string" calcext:value-type="string">
            <text:p>Seguro de Danos</text:p>
          </table:table-cell>
        </table:table-row>
        <table:table-row table:style-name="ro1">
          <table:table-cell office:value-type="string" calcext:value-type="string">
            <text:p>Boa tarde!Uma transportadora turística vai fazer uma viagem para o Uruguai (Montevidéu). Poderias me informar, por gentileza, se é obrigatório que essa empresa faça carta verde ou azul? Tem alguma obrigação específica relacionada a algum documento, além dos documentos exigidos pela ANTT? Obrigada!</text:p>
          </table:table-cell>
          <table:table-cell office:value-type="string" calcext:value-type="string">
            <text:p>Seguro de Danos</text:p>
          </table:table-cell>
        </table:table-row>
        <table:table-row table:style-name="ro1">
          <table:table-cell office:value-type="string" calcext:value-type="string">
            <text:p>Possuo seguro residencial desde 3333, o qual vem se renovando anualmente. As clausulas gerais do contrato, podem ser alteradas pela seguradora sem aviso ao cliente? <text:s/>Processo Susep 33333.333333/3333-33 - versao 3,3 foi o contrato de clausulas gerais que a seguradora me passou. Qual data de registro desse processo? Quando renovei o seguro o processo estava na versao 3,3 - Em caso de sinistro qual contrato tem validade?</text:p>
          </table:table-cell>
          <table:table-cell office:value-type="string" calcext:value-type="string">
            <text:p>Seguro de Danos</text:p>
          </table:table-cell>
        </table:table-row>
        <table:table-row table:style-name="ro1">
          <table:table-cell office:value-type="string" calcext:value-type="string">
            <text:p>Gostaria de abrir uma reclamação sobre a seguradora caixa tenho o seguro despe tive uma Tv que queimou-se a placa mãe e os técnicos da seguradora não aceita o laudo da LG que é o laudo correto os técnicos da própria seguradora caixa danificou o produto e deu laudo errado do produto depois de muita tentativa da minha parte eles mandaram eu procurar meus direitos pois um bem de dois anos pra eles da seguradora e velho e desgate do temp segunda o técnico pedir que os técnicos da seguradora fossem até a autorizada da LG pros técnicos da LG provar que ele estava errado e eles se recusaram a qualquer informação da LG O sinistro de numero junto a seguradora caixa e333333 aberto em 33/33/3333Nota fiscal do produto 33333333/33/3333Se possível me ajudem Meu telefone 33 3 33333333</text:p>
          </table:table-cell>
          <table:table-cell office:value-type="string" calcext:value-type="string">
            <text:p>Seguro de Danos</text:p>
          </table:table-cell>
        </table:table-row>
        <table:table-row table:style-name="ro1">
          <table:table-cell office:value-type="string" calcext:value-type="string">
            <text:p>Ao realizar compra de um Celular Samsung A33 333 Gigas, solicitei a devolução de valor pago do seguro por sinistro negado pela Zurich e pelas Casas Bahia, não recebi o retorno da forma esperada..Me ofereceram devolver R$ 33,33. Valor do Seguro 333,33 vendido junto do aparelho e nota fiscal <text:s/>Valor total nota fiscal: valor do produto/celular 3.333,33 <text:s/>( Parcelado em 33x ) juros exagerados </text:p>
          </table:table-cell>
          <table:table-cell office:value-type="string" calcext:value-type="string">
            <text:p>Seguro de Danos</text:p>
          </table:table-cell>
        </table:table-row>
        <table:table-row table:style-name="ro1">
          <table:table-cell office:value-type="string" calcext:value-type="string">
            <text:p>Tive um problema de sobrecarga na calha do telhado da minha casa aonde transbordou devido as fortes chuvas nos últimos meses, com isso parte do meu telhado foi danificado e terei que consertar.Acionei o seguro residencial que contratei no Santander mas foi negado dizendo que ocorreu infiltração.É obvio que teve infiltração devido a calha ter transbordado com o volume de chuva que teve na minha cidade, fiquei insatisfeito pois nem um técnico foi enviado para verificar o local, gostaria de resolver esta situação para ter um amparo e consertar meu telhado.</text:p>
          </table:table-cell>
          <table:table-cell office:value-type="string" calcext:value-type="string">
            <text:p>Seguro de Danos</text:p>
          </table:table-cell>
        </table:table-row>
        <table:table-row table:style-name="ro1">
          <table:table-cell office:value-type="string" calcext:value-type="string">
            <text:p>Seguradora Liberty SegurosNão cumprimento de obrigação em processo de sinistro referente aparelho celular segurado pela empresaPossuo seguro de aparelho celular que foi roubado conforme histórico detalhado da ouvidoria enviada a empresa transcrita abaixo. Não aceitaram meu aviso de sinistro, disseram que havia divergência no modelo do aparelho informado, quando estava tudo correto, me fizeram enviar toda a documentação novamente, sem alterar absolutamente nada, mesmos formulários. Informaram um valor de franquia inicial, após várias tentativas, disseram outro valor diferente do inicial, absurdo e que não condizia com o valor de mercado do meu aparelho roubado. Abri ouvidoria através do fale conosco da Liberty protocolo 33333333 e 33333333 e na resposta disseram que foi direcionado para o SAC, porém o SAC nunca resolveu e me deu retorno. Segue reclamação enviada e Liberty Seguros e anexos com o envio e a resposta da ouvidoria onde informam que foi direcionada para o SAC. Mediante a impossibilidade de resolução, foi necessário comprar outro aparelho, inferior ao segurado pela empresa, pois eu preciso do telefone para trabalhar. Sendo assim, solicito reembolso do valor que paguei pelo novo aparelho R$ 3.333,33 conforme nota fiscal em anexo. Segue reclamação enviada a ouvidoria da Liberty Seguros sem resposta: <text:s text:c="102"/>No dia 33/33/33 a noite tive meu celular roubado. No dia 33/33/33 fiz a abertura do processo de sinistro protocolo 333333333. Enviei a documentação pelo site protecaomovel.com.br e após as 33 horas solicitadas e sem contato da seguradora entrei e contato e para minha surpresa estava pendente do envio da primeira página da apólice. Perguntei qual era o motivo e não quiseram me dizer. Não entendi pois a apólice é emitida pela seguradora, mesmo assim consegui com a operadora Claro e enviei. Sem contato da seguradora liguei no dia 33/33 e após uma hora ao telefone com atendente e analista me disseram que havia divergência de informações no modelo do aparelho e mesmo eu tendo questionado qual seria a divergência, não me disseram. A analista disse que seria necessário abrir outro processo, abrimos e enviei novamente a documentação com ela em linha. Foi gerado novo aviso de sinistro nº 333333333333. Até então desde o início a informação que tive é de que o valor da franquia era R$ 3.333,33 referente a 33% do valor do aparelho. Hoje 33/33/33 liguei para saber o andamento e disseram que foi aprovada e o valor das franquia era R$ 3.333,33., valor totalmente em desacordo com o valor do aparelho que eu paguei R$ 3333,33 ou em relação ao valor de mercado que não passa de R$ 3.333,33. Questionei e disseram que era esse valor mesmo. Desde o início a seguradora está colocando empecilhos e agindo de má fé pois não tive um retorno, nem por e-mail como haviam me dito que fariam. Meu celular segurado havia apenas 3 meses e 33 dias de uso, acionei o seguro para ter uma certa tranquilidade e tive dor de cabeça com uma empresa que até então não fez o que deveria fazer. Preciso do celular para trabalhar e para situações pessoais pois tenho filha pequena e uma mãe idosa que preciso estar em constante contato. Estou usando um celular com uma tela quebrada e sem perspectiva de fazerem uma análise justa de uma equipe que não aceita e nem responde questionamento de algo que o segurado deveria saber o motivo. Questionei qual seria a divergência no modelo e não me disseram. Informei que preenchi a declaração da forma correta de acordo com o informado na nota fiscal e na caixa do aparelho. Não me responderam. Sendo assim registro aqui minha insatisfação e indignação com uma seguradora que sempre fui cliente. Dessa forma, por não haver perspectiva e precisar de um aparelho irei comprar outro e solicitar via judicial o ressarcimento do valor referente meu aparelho segurado e danos morais que a justiça entender que sejam devidos. Seguem informações do modelo e diversos protocolos. Aparelho Motorola Edgge 33 Pro azul memória de armazenamento 333 gb e memória ram de 33 gb modelo XT3333-3. Protocolos 333333333, 33333333, 333333333, 333333333, 333333333, 333333333, 333333333, 333333333. Não tenho aqui nesse momento o número do primeiro sinistro, o número do segundo sinistro é 333333333333. </text:p>
          </table:table-cell>
          <table:table-cell office:value-type="string" calcext:value-type="string">
            <text:p>Seguro de Danos</text:p>
          </table:table-cell>
        </table:table-row>
        <table:table-row table:style-name="ro1">
          <table:table-cell office:value-type="string" calcext:value-type="string">
            <text:p>Não estou recebendo devolutivo da empresa Seguro Móvel (Liberty) a respeito de reclamação que fiz (protocolo 333333333) sobre valor divergente do contratado para telefone móvel. <text:s/>Fiz a reclamação em 33/33/33 e recebi o prazo de 3 dias para ser contatado. <text:s/>Hoje caminhamos para um mês e através do protocolo 333333333, a atendente me falou "que preciso esperar". Peço ajuda pois enquanto não há a retificação (e ressarcimento da diferença) dos valores estou refém de pagar valor errado de fatura de celular, <text:s/>já que a Claro diminuiu a Internet e bloqueou minha linha quando do início dessa peleja resolvi aguardar o acerto dos valores, seguindo orientação de atendente da própria Claro</text:p>
          </table:table-cell>
          <table:table-cell office:value-type="string" calcext:value-type="string">
            <text:p>Seguro de Danos</text:p>
          </table:table-cell>
        </table:table-row>
        <table:table-row table:style-name="ro1">
          <table:table-cell office:value-type="string" calcext:value-type="string">
            <text:p>Pelo segundo ano a Administração do Condomínio que resido contratou o seguro do Condomínio pela Seguradora Sompo, apólice em anexo. Eles venderam como se as coberturas fossem para a área comum e as áreas privadas, ou seja incluindo as 333 casas com terrenos e matrículas próprias. No entanto, na própria apólice consta a excludente abaixo:“Conforme estabelecido no item 3. BENS / INTERESSES NÃO GARANTIDOS, subitem 3.3, das Condições Gerais, não estão garantidos por este seguro os edifícios com as características relacionadas a seguir:….g) Edificações de propriedades de pessoa física, ou de único proprietário;…”Inclusive, no ano passado me informei com os Corretores abaixo e com um Advogado que me alertaram que esse seguro era apenas para a área comum do Condomínio, não incluindo as áreas privadas de cada casa. Afinal quem está correto? A Sompo que alega que esse seguro incluiu as áreas privadas e assim cada proprietário não precisaria contratar seguro específico para sua casa com as coberturas já que constam no seguro do Condomínio? Ou os dois corretores abaixo estão certos que para incluir as unidades privadas na apólice é necessário citá-las individualmente, por exemplo <text:s/>Casa 33, Casa 33, ...Casa 333 e que essa apólice na realidade é apenas da área comum do Condomínio?</text:p>
          </table:table-cell>
          <table:table-cell office:value-type="string" calcext:value-type="string">
            <text:p>Seguro de Danos</text:p>
          </table:table-cell>
        </table:table-row>
        <table:table-row table:style-name="ro1">
          <table:table-cell office:value-type="string" calcext:value-type="string">
            <text:p>Fiz um seguro viagem <text:s/>AIG <text:s/>através do Cartão American Express emitido pelo Banco Bradesco, sob o bilhete 33333-3333-33-33-3333333, com processo SUSEP registrado <text:s/>sob o número 33333.333333/3333-33. Existe cobertura por atraso de bagagem. Abri sinistro sob o registro <text:s/>BAGDELBRA33333 em 33/33/3333 , me pediram documentos que enviei , pediram complementos que enviei e ninguém retorna , não concluem o caso e nem efetuam pagamento. Simplesmente deixam o prazo indefinidamente para que o segurado talvez "desista". Nem <text:s/>manifestação por e-mail ou fone são realizados . Quando ligo pede para aguardar . Acredito que não estejam empenhados em <text:s/>honrar as regras existentes. </text:p>
          </table:table-cell>
          <table:table-cell office:value-type="string" calcext:value-type="string">
            <text:p>Seguro de Danos</text:p>
          </table:table-cell>
        </table:table-row>
        <table:table-row table:style-name="ro1">
          <table:table-cell office:value-type="string" calcext:value-type="string">
            <text:p>Preciso <text:s/>acionarMeu seguro residêncial flex com assistência ,33 horas e não consigo, estou uma hora tentando , seguro do banco Itaú registro na Susep 333.333/33.José 33333333333.</text:p>
          </table:table-cell>
          <table:table-cell office:value-type="string" calcext:value-type="string">
            <text:p>Seguro de Danos</text:p>
          </table:table-cell>
        </table:table-row>
        <table:table-row table:style-name="ro1">
          <table:table-cell office:value-type="string" calcext:value-type="string">
            <text:p>Gostaria que fosse revisada uma negativa de acionamento de seguro, o qual abrange vazamento e a seguradora alega que só cobre "por esquecimento".Deveria ser suspenso a prestação desse serviço pelo Sicredi e pela Mitisui Simitomo.Anexo a apólice e a carta resposta.Em síntese, me sinto lesado e impotente. Como cidadão resolvo me manifestar, pois sei que a maioria das pessoas não tem condições de contestar esses abusos.</text:p>
          </table:table-cell>
          <table:table-cell office:value-type="string" calcext:value-type="string">
            <text:p>Seguro de Danos</text:p>
          </table:table-cell>
        </table:table-row>
        <table:table-row table:style-name="ro1">
          <table:table-cell office:value-type="string" calcext:value-type="string">
            <text:p>Trabalho nos Correios e estou tentando agendar uma reunião com a SUSEP para esclarecer algumas dúvidas e entender melhor quais as premissas básicas, orientações e documentações que este órgão exige das seguradoras no quesito seguro de carga. Com a mudança da lei, que agora exige que os contratos de transporte tenham cláusula obrigatória sobre a contratação do seguro de carga, estamos recebendo diversas dúvidas de transportadores que participam das nossas licitações.Além disso, no caso de existir algum manual ou regramento, solicitamos, se possível, que nos encaminhe previamente para que possamos estudar e levantar as dúvidas que por ventura venham a aparecer. Tentei contato por e-mail , telefone e whatsapp, porém sem sucesso. </text:p>
          </table:table-cell>
          <table:table-cell office:value-type="string" calcext:value-type="string">
            <text:p>Seguro de Danos</text:p>
          </table:table-cell>
        </table:table-row>
        <table:table-row table:style-name="ro1">
          <table:table-cell office:value-type="string" calcext:value-type="string">
            <text:p>Adquiri um seguro bolsa protegida realizado entre a Renner e a Porto Seguro, este com validade de 3 ano entre o periodo de 33/33/3333 a 33/33/3333, no mês de agosto precisei utilizar o seguro, pois fui assaltada, liguei diversas vezes, entrei em contato pelo Reclame Aqui e Consumidor.GOv, porém a empresa me diz que a minha apólice não está válida, não encontram no sistema. Isso eu só tive ciência no momento que precisei utilizar. Até então aguardo um retorno das empresas mencionadas e sem sucesso. Sempre estou sendo direcionada para setores diferente em que nenhum deles resolvem. Abaixo alguns dos protocolos:3333333333333 - Data 33/333333333333333 - Data 33/33PROTOCOLO: 3333.33/33333333333 - Data 33/33Ticket de atendimento: 33333333 - Data 33/33PROTOCOLO: 3333.33/33333333333 - Data 33/33</text:p>
          </table:table-cell>
          <table:table-cell office:value-type="string" calcext:value-type="string">
            <text:p>Seguro de Danos</text:p>
          </table:table-cell>
        </table:table-row>
        <table:table-row table:style-name="ro1">
          <table:table-cell office:value-type="string" calcext:value-type="string">
            <text:p>Por favor estou com processo de sinistro imobiliário junto a Aliança BB. <text:s/>Já <text:s/>encaminhei declarações bem esclarecedora de meu estado de saúde. <text:s/>Favor resolver. </text:p>
          </table:table-cell>
          <table:table-cell office:value-type="string" calcext:value-type="string">
            <text:p>Seguro de Danos</text:p>
          </table:table-cell>
        </table:table-row>
        <table:table-row table:style-name="ro1">
          <table:table-cell office:value-type="string" calcext:value-type="string">
            <text:p>Boa tarde, eu contratei um seguro de viagem da AIG em junho de 3333, paguei, infelizmente a minha mala foi perdida e não <text:s/>foi encontrada até a presente data. Ocorre que eu já comuniquei o fato a seguradora, e até o momento não me foi enviado o numero do sinistro (eu creio que o sinistro nem sequer foi aberto)Obrigado</text:p>
          </table:table-cell>
          <table:table-cell office:value-type="string" calcext:value-type="string">
            <text:p>Seguro de Danos</text:p>
          </table:table-cell>
        </table:table-row>
        <table:table-row table:style-name="ro1">
          <table:table-cell office:value-type="string" calcext:value-type="string">
            <text:p>Venho por meio desta, solicitar o real motivo do meu Imovel residencial, ter sido recusado para ser segurado, pela empresa de seguro Privado Tokio Marine.</text:p>
          </table:table-cell>
          <table:table-cell office:value-type="string" calcext:value-type="string">
            <text:p>Seguro de Danos</text:p>
          </table:table-cell>
        </table:table-row>
        <table:table-row table:style-name="ro1">
          <table:table-cell office:value-type="string" calcext:value-type="string">
            <text:p>Eu tenho um seguro residencial na Tokio marine eu precisei de um prestador eletricista pra trocar uma lâmpada e não teve fui orientada pela seguradora a pagar por fora paguei 333 e a segurodara disse que iria me reembolsar 333 já vai fazer dois meses e nada até hoje</text:p>
          </table:table-cell>
          <table:table-cell office:value-type="string" calcext:value-type="string">
            <text:p>Seguro de Danos</text:p>
          </table:table-cell>
        </table:table-row>
        <table:table-row table:style-name="ro1">
          <table:table-cell office:value-type="string" calcext:value-type="string">
            <text:p>Como faço para falar com a caixa (333) ?!sou AAA e tenho seguro residencial (número 3333) titulo 3333333333 mediante financiamento de apartamento em condomínio a qual estou com dificuldade na rede elétrica ??</text:p>
          </table:table-cell>
          <table:table-cell office:value-type="string" calcext:value-type="string">
            <text:p>Seguro de Dano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21">00/00/0000</text:date>, <text:time style:data-style-name="N2" text:time-value="03:56:05.88509633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8e9a753d9daaea75c34b417ba1bdf556bf2fc5b3</meta:generator>
    <dc:date>2024-10-21T03:57:11.361627507</dc:date>
    <meta:editing-duration>PT2M59S</meta:editing-duration>
    <meta:editing-cycles>2</meta:editing-cycles>
    <meta:document-statistic meta:table-count="1" meta:cell-count="754" meta:object-count="0"/>
  </office:meta>
</office:document-meta>
</file>